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2年 8 月 底" calcext:value-type="string" table:number-columns-spanned="13" table:number-rows-spanned="1">
            <text:p><text:s text:c="8"/>中 華 民 國 102年 8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54061" calcext:value-type="float">
            <text:p><text:s text:c="3"/>23,354,061</text:p>
          </table:table-cell>
          <table:table-cell table:style-name="ce17" office:value-type="float" office:value="989617" calcext:value-type="float">
            <text:p><text:s text:c="3"/>989,617</text:p>
          </table:table-cell>
          <table:table-cell table:style-name="ce29" office:value-type="float" office:value="4.24" calcext:value-type="float">
            <text:p><text:s text:c="3"/>4.24</text:p>
          </table:table-cell>
          <table:table-cell table:style-name="ce16" office:value-type="float" office:value="1397665" calcext:value-type="float">
            <text:p><text:s text:c="3"/>1,397,665</text:p>
          </table:table-cell>
          <table:table-cell table:style-name="ce29" office:value-type="float" office:value="5.98" calcext:value-type="float">
            <text:p><text:s text:c="3"/>5.98</text:p>
          </table:table-cell>
          <table:table-cell table:style-name="ce16" office:value-type="float" office:value="2519941" calcext:value-type="float">
            <text:p><text:s text:c="3"/>2,519,941</text:p>
          </table:table-cell>
          <table:table-cell table:style-name="ce29" office:value-type="float" office:value="10.79" calcext:value-type="float">
            <text:p><text:s text:c="3"/>10.79</text:p>
          </table:table-cell>
          <table:table-cell table:style-name="ce16" office:value-type="float" office:value="2801131" calcext:value-type="float">
            <text:p><text:s text:c="3"/>2,801,131</text:p>
          </table:table-cell>
          <table:table-cell table:style-name="ce29" office:value-type="float" office:value="11.99" calcext:value-type="float">
            <text:p><text:s text:c="3"/>11.99</text:p>
          </table:table-cell>
          <table:table-cell table:style-name="ce16" office:value-type="float" office:value="1787443" calcext:value-type="float">
            <text:p><text:s text:c="3"/>1,787,443</text:p>
          </table:table-cell>
          <table:table-cell table:style-name="ce29" office:value-type="float" office:value="7.65" calcext:value-type="float">
            <text:p><text:s text:c="3"/>7.65</text:p>
          </table:table-cell>
          <table:table-cell table:style-name="ce16" office:value-type="float" office:value="18401890" calcext:value-type="float">
            <text:p><text:s text:c="3"/>18,401,890</text:p>
          </table:table-cell>
          <table:table-cell table:style-name="ce29" office:value-type="float" office:value="78.8" calcext:value-type="float">
            <text:p><text:s text:c="3"/>78.80</text:p>
          </table:table-cell>
          <table:table-cell table:style-name="ce16" office:value-type="float" office:value="2652189" calcext:value-type="float">
            <text:p><text:s text:c="3"/>2,652,189</text:p>
          </table:table-cell>
          <table:table-cell table:style-name="ce53" office:value-type="float" office:value="11.36" calcext:value-type="float">
            <text:p><text:s text:c="3"/>11.36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49765" calcext:value-type="float">
            <text:p><text:s text:c="3"/>3,949,765</text:p>
          </table:table-cell>
          <table:table-cell table:style-name="ce17" office:value-type="float" office:value="163834" calcext:value-type="float">
            <text:p><text:s text:c="3"/>163,834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231766" calcext:value-type="float">
            <text:p><text:s text:c="3"/>231,766</text:p>
          </table:table-cell>
          <table:table-cell table:style-name="ce29" office:value-type="float" office:value="5.87" calcext:value-type="float">
            <text:p><text:s text:c="3"/>5.87</text:p>
          </table:table-cell>
          <table:table-cell table:style-name="ce18" office:value-type="float" office:value="413072" calcext:value-type="float">
            <text:p><text:s text:c="3"/>413,072</text:p>
          </table:table-cell>
          <table:table-cell table:style-name="ce29" office:value-type="float" office:value="10.46" calcext:value-type="float">
            <text:p><text:s text:c="3"/>10.46</text:p>
          </table:table-cell>
          <table:table-cell table:style-name="ce18" office:value-type="float" office:value="457393" calcext:value-type="float">
            <text:p><text:s text:c="3"/>457,393</text:p>
          </table:table-cell>
          <table:table-cell table:style-name="ce29" office:value-type="float" office:value="11.58" calcext:value-type="float">
            <text:p><text:s text:c="3"/>11.58</text:p>
          </table:table-cell>
          <table:table-cell table:style-name="ce39" office:value-type="float" office:value="288459" calcext:value-type="float">
            <text:p><text:s text:c="3"/>288,459</text:p>
          </table:table-cell>
          <table:table-cell table:style-name="ce29" office:value-type="float" office:value="7.3" calcext:value-type="float">
            <text:p><text:s text:c="3"/>7.30</text:p>
          </table:table-cell>
          <table:table-cell table:style-name="ce44" office:value-type="float" office:value="3140224" calcext:value-type="float">
            <text:p><text:s text:c="3"/>3,140,224</text:p>
          </table:table-cell>
          <table:table-cell table:style-name="ce29" office:value-type="float" office:value="79.5" calcext:value-type="float">
            <text:p><text:s text:c="3"/>79.50</text:p>
          </table:table-cell>
          <table:table-cell table:style-name="ce39" office:value-type="float" office:value="365929" calcext:value-type="float">
            <text:p><text:s text:c="3"/>365,929</text:p>
          </table:table-cell>
          <table:table-cell table:style-name="ce54" office:value-type="float" office:value="9.26" calcext:value-type="float">
            <text:p><text:s text:c="3"/>9.26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82017" calcext:value-type="float">
            <text:p><text:s text:c="3"/>2,682,017</text:p>
          </table:table-cell>
          <table:table-cell table:style-name="ce17" office:value-type="float" office:value="134231" calcext:value-type="float">
            <text:p><text:s text:c="3"/>134,231</text:p>
          </table:table-cell>
          <table:table-cell table:style-name="ce29" office:value-type="float" office:value="5" calcext:value-type="float">
            <text:p><text:s text:c="3"/>5.00</text:p>
          </table:table-cell>
          <table:table-cell table:style-name="ce18" office:value-type="float" office:value="179415" calcext:value-type="float">
            <text:p><text:s text:c="3"/>179,415</text:p>
          </table:table-cell>
          <table:table-cell table:style-name="ce29" office:value-type="float" office:value="6.69" calcext:value-type="float">
            <text:p><text:s text:c="3"/>6.69</text:p>
          </table:table-cell>
          <table:table-cell table:style-name="ce18" office:value-type="float" office:value="294191" calcext:value-type="float">
            <text:p><text:s text:c="3"/>294,191</text:p>
          </table:table-cell>
          <table:table-cell table:style-name="ce29" office:value-type="float" office:value="10.97" calcext:value-type="float">
            <text:p><text:s text:c="3"/>10.97</text:p>
          </table:table-cell>
          <table:table-cell table:style-name="ce18" office:value-type="float" office:value="323908" calcext:value-type="float">
            <text:p><text:s text:c="3"/>323,908</text:p>
          </table:table-cell>
          <table:table-cell table:style-name="ce29" office:value-type="float" office:value="12.08" calcext:value-type="float">
            <text:p><text:s text:c="3"/>12.08</text:p>
          </table:table-cell>
          <table:table-cell table:style-name="ce39" office:value-type="float" office:value="183258" calcext:value-type="float">
            <text:p><text:s text:c="3"/>183,258</text:p>
          </table:table-cell>
          <table:table-cell table:style-name="ce29" office:value-type="float" office:value="6.83" calcext:value-type="float">
            <text:p><text:s text:c="3"/>6.83</text:p>
          </table:table-cell>
          <table:table-cell table:style-name="ce44" office:value-type="float" office:value="2142151" calcext:value-type="float">
            <text:p><text:s text:c="3"/>2,142,151</text:p>
          </table:table-cell>
          <table:table-cell table:style-name="ce29" office:value-type="float" office:value="79.87" calcext:value-type="float">
            <text:p><text:s text:c="3"/>79.87</text:p>
          </table:table-cell>
          <table:table-cell table:style-name="ce39" office:value-type="float" office:value="356438" calcext:value-type="float">
            <text:p><text:s text:c="3"/>356,438</text:p>
          </table:table-cell>
          <table:table-cell table:style-name="ce54" office:value-type="float" office:value="13.29" calcext:value-type="float">
            <text:p><text:s text:c="3"/>13.29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96712" calcext:value-type="float">
            <text:p><text:s text:c="3"/>2,696,712</text:p>
          </table:table-cell>
          <table:table-cell table:style-name="ce17" office:value-type="float" office:value="122793" calcext:value-type="float">
            <text:p><text:s text:c="3"/>122,793</text:p>
          </table:table-cell>
          <table:table-cell table:style-name="ce29" office:value-type="float" office:value="4.55" calcext:value-type="float">
            <text:p><text:s text:c="3"/>4.55</text:p>
          </table:table-cell>
          <table:table-cell table:style-name="ce18" office:value-type="float" office:value="175338" calcext:value-type="float">
            <text:p><text:s text:c="3"/>175,338</text:p>
          </table:table-cell>
          <table:table-cell table:style-name="ce29" office:value-type="float" office:value="6.5" calcext:value-type="float">
            <text:p><text:s text:c="3"/>6.50</text:p>
          </table:table-cell>
          <table:table-cell table:style-name="ce18" office:value-type="float" office:value="318131" calcext:value-type="float">
            <text:p><text:s text:c="3"/>318,131</text:p>
          </table:table-cell>
          <table:table-cell table:style-name="ce29" office:value-type="float" office:value="11.8" calcext:value-type="float">
            <text:p><text:s text:c="3"/>11.80</text:p>
          </table:table-cell>
          <table:table-cell table:style-name="ce18" office:value-type="float" office:value="354357" calcext:value-type="float">
            <text:p><text:s text:c="3"/>354,357</text:p>
          </table:table-cell>
          <table:table-cell table:style-name="ce29" office:value-type="float" office:value="13.14" calcext:value-type="float">
            <text:p><text:s text:c="3"/>13.14</text:p>
          </table:table-cell>
          <table:table-cell table:style-name="ce39" office:value-type="float" office:value="229729" calcext:value-type="float">
            <text:p><text:s text:c="3"/>229,729</text:p>
          </table:table-cell>
          <table:table-cell table:style-name="ce29" office:value-type="float" office:value="8.52" calcext:value-type="float">
            <text:p><text:s text:c="3"/>8.52</text:p>
          </table:table-cell>
          <table:table-cell table:style-name="ce44" office:value-type="float" office:value="2068626" calcext:value-type="float">
            <text:p><text:s text:c="3"/>2,068,626</text:p>
          </table:table-cell>
          <table:table-cell table:style-name="ce29" office:value-type="float" office:value="76.71" calcext:value-type="float">
            <text:p><text:s text:c="3"/>76.71</text:p>
          </table:table-cell>
          <table:table-cell table:style-name="ce39" office:value-type="float" office:value="248747" calcext:value-type="float">
            <text:p><text:s text:c="3"/>248,747</text:p>
          </table:table-cell>
          <table:table-cell table:style-name="ce54" office:value-type="float" office:value="9.22" calcext:value-type="float">
            <text:p><text:s text:c="3"/>9.2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82774" calcext:value-type="float">
            <text:p><text:s text:c="3"/>1,882,774</text:p>
          </table:table-cell>
          <table:table-cell table:style-name="ce17" office:value-type="float" office:value="74697" calcext:value-type="float">
            <text:p><text:s text:c="3"/>74,697</text:p>
          </table:table-cell>
          <table:table-cell table:style-name="ce29" office:value-type="float" office:value="3.97" calcext:value-type="float">
            <text:p><text:s text:c="3"/>3.97</text:p>
          </table:table-cell>
          <table:table-cell table:style-name="ce18" office:value-type="float" office:value="105703" calcext:value-type="float">
            <text:p><text:s text:c="3"/>105,703</text:p>
          </table:table-cell>
          <table:table-cell table:style-name="ce29" office:value-type="float" office:value="5.61" calcext:value-type="float">
            <text:p><text:s text:c="3"/>5.61</text:p>
          </table:table-cell>
          <table:table-cell table:style-name="ce18" office:value-type="float" office:value="189437" calcext:value-type="float">
            <text:p><text:s text:c="3"/>189,437</text:p>
          </table:table-cell>
          <table:table-cell table:style-name="ce29" office:value-type="float" office:value="10.06" calcext:value-type="float">
            <text:p><text:s text:c="3"/>10.06</text:p>
          </table:table-cell>
          <table:table-cell table:style-name="ce18" office:value-type="float" office:value="211215" calcext:value-type="float">
            <text:p><text:s text:c="3"/>211,215</text:p>
          </table:table-cell>
          <table:table-cell table:style-name="ce29" office:value-type="float" office:value="11.22" calcext:value-type="float">
            <text:p><text:s text:c="3"/>11.22</text:p>
          </table:table-cell>
          <table:table-cell table:style-name="ce39" office:value-type="float" office:value="137856" calcext:value-type="float">
            <text:p><text:s text:c="3"/>137,856</text:p>
          </table:table-cell>
          <table:table-cell table:style-name="ce29" office:value-type="float" office:value="7.32" calcext:value-type="float">
            <text:p><text:s text:c="3"/>7.32</text:p>
          </table:table-cell>
          <table:table-cell table:style-name="ce44" office:value-type="float" office:value="1504875" calcext:value-type="float">
            <text:p><text:s text:c="3"/>1,504,875</text:p>
          </table:table-cell>
          <table:table-cell table:style-name="ce29" office:value-type="float" office:value="79.93" calcext:value-type="float">
            <text:p><text:s text:c="3"/>79.93</text:p>
          </table:table-cell>
          <table:table-cell table:style-name="ce39" office:value-type="float" office:value="226806" calcext:value-type="float">
            <text:p><text:s text:c="3"/>226,806</text:p>
          </table:table-cell>
          <table:table-cell table:style-name="ce54" office:value-type="float" office:value="12.05" calcext:value-type="float">
            <text:p><text:s text:c="3"/>12.0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9448" calcext:value-type="float">
            <text:p><text:s text:c="3"/>2,779,448</text:p>
          </table:table-cell>
          <table:table-cell table:style-name="ce17" office:value-type="float" office:value="107421" calcext:value-type="float">
            <text:p><text:s text:c="3"/>107,421</text:p>
          </table:table-cell>
          <table:table-cell table:style-name="ce29" office:value-type="float" office:value="3.86" calcext:value-type="float">
            <text:p><text:s text:c="3"/>3.86</text:p>
          </table:table-cell>
          <table:table-cell table:style-name="ce18" office:value-type="float" office:value="152739" calcext:value-type="float">
            <text:p><text:s text:c="3"/>152,739</text:p>
          </table:table-cell>
          <table:table-cell table:style-name="ce29" office:value-type="float" office:value="5.5" calcext:value-type="float">
            <text:p><text:s text:c="3"/>5.50</text:p>
          </table:table-cell>
          <table:table-cell table:style-name="ce18" office:value-type="float" office:value="278429" calcext:value-type="float">
            <text:p><text:s text:c="3"/>278,429</text:p>
          </table:table-cell>
          <table:table-cell table:style-name="ce29" office:value-type="float" office:value="10.02" calcext:value-type="float">
            <text:p><text:s text:c="3"/>10.02</text:p>
          </table:table-cell>
          <table:table-cell table:style-name="ce18" office:value-type="float" office:value="310213" calcext:value-type="float">
            <text:p><text:s text:c="3"/>310,213</text:p>
          </table:table-cell>
          <table:table-cell table:style-name="ce29" office:value-type="float" office:value="11.16" calcext:value-type="float">
            <text:p><text:s text:c="3"/>11.16</text:p>
          </table:table-cell>
          <table:table-cell table:style-name="ce39" office:value-type="float" office:value="204978" calcext:value-type="float">
            <text:p><text:s text:c="3"/>204,978</text:p>
          </table:table-cell>
          <table:table-cell table:style-name="ce29" office:value-type="float" office:value="7.37" calcext:value-type="float">
            <text:p><text:s text:c="3"/>7.37</text:p>
          </table:table-cell>
          <table:table-cell table:style-name="ce44" office:value-type="float" office:value="2220865" calcext:value-type="float">
            <text:p><text:s text:c="3"/>2,220,865</text:p>
          </table:table-cell>
          <table:table-cell table:style-name="ce29" office:value-type="float" office:value="79.9" calcext:value-type="float">
            <text:p><text:s text:c="3"/>79.90</text:p>
          </table:table-cell>
          <table:table-cell table:style-name="ce39" office:value-type="float" office:value="310399" calcext:value-type="float">
            <text:p><text:s text:c="3"/>310,399</text:p>
          </table:table-cell>
          <table:table-cell table:style-name="ce54" office:value-type="float" office:value="11.17" calcext:value-type="float">
            <text:p><text:s text:c="3"/>11.17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33545" calcext:value-type="float">
            <text:p><text:s text:c="3"/>9,233,545</text:p>
          </table:table-cell>
          <table:table-cell table:style-name="ce18" office:value-type="float" office:value="380399" calcext:value-type="float">
            <text:p><text:s text:c="3"/>380,399</text:p>
          </table:table-cell>
          <table:table-cell table:style-name="ce29" office:value-type="float" office:value="4.12" calcext:value-type="float">
            <text:p><text:s text:c="3"/>4.12</text:p>
          </table:table-cell>
          <table:table-cell table:style-name="ce18" office:value-type="float" office:value="544769" calcext:value-type="float">
            <text:p><text:s text:c="3"/>544,769</text:p>
          </table:table-cell>
          <table:table-cell table:style-name="ce29" office:value-type="float" office:value="5.9" calcext:value-type="float">
            <text:p><text:s text:c="3"/>5.90</text:p>
          </table:table-cell>
          <table:table-cell table:style-name="ce18" office:value-type="float" office:value="1014601" calcext:value-type="float">
            <text:p><text:s text:c="3"/>1,014,601</text:p>
          </table:table-cell>
          <table:table-cell table:style-name="ce29" office:value-type="float" office:value="10.99" calcext:value-type="float">
            <text:p><text:s text:c="3"/>10.99</text:p>
          </table:table-cell>
          <table:table-cell table:style-name="ce18" office:value-type="float" office:value="1131020" calcext:value-type="float">
            <text:p><text:s text:c="3"/>1,131,020</text:p>
          </table:table-cell>
          <table:table-cell table:style-name="ce29" office:value-type="float" office:value="12.25" calcext:value-type="float">
            <text:p><text:s text:c="3"/>12.25</text:p>
          </table:table-cell>
          <table:table-cell table:style-name="ce39" office:value-type="float" office:value="736213" calcext:value-type="float">
            <text:p><text:s text:c="3"/>736,213</text:p>
          </table:table-cell>
          <table:table-cell table:style-name="ce29" office:value-type="float" office:value="7.97" calcext:value-type="float">
            <text:p><text:s text:c="3"/>7.97</text:p>
          </table:table-cell>
          <table:table-cell table:style-name="ce44" office:value-type="float" office:value="7218395" calcext:value-type="float">
            <text:p><text:s text:c="3"/>7,218,395</text:p>
          </table:table-cell>
          <table:table-cell table:style-name="ce29" office:value-type="float" office:value="78.18" calcext:value-type="float">
            <text:p><text:s text:c="3"/>78.18</text:p>
          </table:table-cell>
          <table:table-cell table:style-name="ce39" office:value-type="float" office:value="1129418" calcext:value-type="float">
            <text:p><text:s text:c="3"/>1,129,418</text:p>
          </table:table-cell>
          <table:table-cell table:style-name="ce54" office:value-type="float" office:value="12.23" calcext:value-type="float">
            <text:p><text:s text:c="3"/>12.23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648" calcext:value-type="float">
            <text:p><text:s text:c="3"/>458,648</text:p>
          </table:table-cell>
          <table:table-cell table:style-name="ce19" office:value-type="float" office:value="17383" calcext:value-type="float">
            <text:p><text:s text:c="3"/>17,383</text:p>
          </table:table-cell>
          <table:table-cell table:style-name="ce30" office:value-type="float" office:value="3.79" calcext:value-type="float">
            <text:p><text:s text:c="3"/>3.79</text:p>
          </table:table-cell>
          <table:table-cell table:style-name="ce19" office:value-type="float" office:value="24592" calcext:value-type="float">
            <text:p><text:s text:c="3"/>24,592</text:p>
          </table:table-cell>
          <table:table-cell table:style-name="ce30" office:value-type="float" office:value="5.36" calcext:value-type="float">
            <text:p><text:s text:c="3"/>5.36</text:p>
          </table:table-cell>
          <table:table-cell table:style-name="ce19" office:value-type="float" office:value="46146" calcext:value-type="float">
            <text:p><text:s text:c="3"/>46,146</text:p>
          </table:table-cell>
          <table:table-cell table:style-name="ce30" office:value-type="float" office:value="10.06" calcext:value-type="float">
            <text:p><text:s text:c="3"/>10.06</text:p>
          </table:table-cell>
          <table:table-cell table:style-name="ce19" office:value-type="float" office:value="51601" calcext:value-type="float">
            <text:p><text:s text:c="3"/>51,601</text:p>
          </table:table-cell>
          <table:table-cell table:style-name="ce30" office:value-type="float" office:value="11.25" calcext:value-type="float">
            <text:p><text:s text:c="3"/>11.25</text:p>
          </table:table-cell>
          <table:table-cell table:style-name="ce40" office:value-type="float" office:value="36014" calcext:value-type="float">
            <text:p><text:s text:c="3"/>36,014</text:p>
          </table:table-cell>
          <table:table-cell table:style-name="ce30" office:value-type="float" office:value="7.85" calcext:value-type="float">
            <text:p><text:s text:c="3"/>7.85</text:p>
          </table:table-cell>
          <table:table-cell table:style-name="ce45" office:value-type="float" office:value="362865" calcext:value-type="float">
            <text:p><text:s text:c="3"/>362,865</text:p>
          </table:table-cell>
          <table:table-cell table:style-name="ce30" office:value-type="float" office:value="79.12" calcext:value-type="float">
            <text:p><text:s text:c="3"/>79.12</text:p>
          </table:table-cell>
          <table:table-cell table:style-name="ce40" office:value-type="float" office:value="61579" calcext:value-type="float">
            <text:p><text:s text:c="3"/>61,579</text:p>
          </table:table-cell>
          <table:table-cell table:style-name="ce55" office:value-type="float" office:value="13.43" calcext:value-type="float">
            <text:p><text:s text:c="3"/>13.4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39557" calcext:value-type="float">
            <text:p><text:s text:c="3"/>2,039,557</text:p>
          </table:table-cell>
          <table:table-cell table:style-name="ce19" office:value-type="float" office:value="91802" calcext:value-type="float">
            <text:p><text:s text:c="3"/>91,802</text:p>
          </table:table-cell>
          <table:table-cell table:style-name="ce30" office:value-type="float" office:value="4.5" calcext:value-type="float">
            <text:p><text:s text:c="3"/>4.50</text:p>
          </table:table-cell>
          <table:table-cell table:style-name="ce19" office:value-type="float" office:value="134174" calcext:value-type="float">
            <text:p><text:s text:c="3"/>134,174</text:p>
          </table:table-cell>
          <table:table-cell table:style-name="ce30" office:value-type="float" office:value="6.58" calcext:value-type="float">
            <text:p><text:s text:c="3"/>6.58</text:p>
          </table:table-cell>
          <table:table-cell table:style-name="ce19" office:value-type="float" office:value="250654" calcext:value-type="float">
            <text:p><text:s text:c="3"/>250,654</text:p>
          </table:table-cell>
          <table:table-cell table:style-name="ce30" office:value-type="float" office:value="12.29" calcext:value-type="float">
            <text:p><text:s text:c="3"/>12.29</text:p>
          </table:table-cell>
          <table:table-cell table:style-name="ce19" office:value-type="float" office:value="279278" calcext:value-type="float">
            <text:p><text:s text:c="3"/>279,278</text:p>
          </table:table-cell>
          <table:table-cell table:style-name="ce30" office:value-type="float" office:value="13.69" calcext:value-type="float">
            <text:p><text:s text:c="3"/>13.69</text:p>
          </table:table-cell>
          <table:table-cell table:style-name="ce40" office:value-type="float" office:value="177870" calcext:value-type="float">
            <text:p><text:s text:c="3"/>177,870</text:p>
          </table:table-cell>
          <table:table-cell table:style-name="ce30" office:value-type="float" office:value="8.72" calcext:value-type="float">
            <text:p><text:s text:c="3"/>8.72</text:p>
          </table:table-cell>
          <table:table-cell table:style-name="ce45" office:value-type="float" office:value="1549199" calcext:value-type="float">
            <text:p><text:s text:c="3"/>1,549,199</text:p>
          </table:table-cell>
          <table:table-cell table:style-name="ce30" office:value-type="float" office:value="75.96" calcext:value-type="float">
            <text:p><text:s text:c="3"/>75.96</text:p>
          </table:table-cell>
          <table:table-cell table:style-name="ce40" office:value-type="float" office:value="178467" calcext:value-type="float">
            <text:p><text:s text:c="3"/>178,467</text:p>
          </table:table-cell>
          <table:table-cell table:style-name="ce55" office:value-type="float" office:value="8.75" calcext:value-type="float">
            <text:p><text:s text:c="3"/>8.7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8376" calcext:value-type="float">
            <text:p><text:s text:c="3"/>528,376</text:p>
          </table:table-cell>
          <table:table-cell table:style-name="ce19" office:value-type="float" office:value="29106" calcext:value-type="float">
            <text:p><text:s text:c="3"/>29,106</text:p>
          </table:table-cell>
          <table:table-cell table:style-name="ce30" office:value-type="float" office:value="5.51" calcext:value-type="float">
            <text:p><text:s text:c="3"/>5.51</text:p>
          </table:table-cell>
          <table:table-cell table:style-name="ce19" office:value-type="float" office:value="41517" calcext:value-type="float">
            <text:p><text:s text:c="3"/>41,517</text:p>
          </table:table-cell>
          <table:table-cell table:style-name="ce30" office:value-type="float" office:value="7.86" calcext:value-type="float">
            <text:p><text:s text:c="3"/>7.86</text:p>
          </table:table-cell>
          <table:table-cell table:style-name="ce19" office:value-type="float" office:value="72556" calcext:value-type="float">
            <text:p><text:s text:c="3"/>72,556</text:p>
          </table:table-cell>
          <table:table-cell table:style-name="ce30" office:value-type="float" office:value="13.73" calcext:value-type="float">
            <text:p><text:s text:c="3"/>13.73</text:p>
          </table:table-cell>
          <table:table-cell table:style-name="ce19" office:value-type="float" office:value="79708" calcext:value-type="float">
            <text:p><text:s text:c="3"/>79,708</text:p>
          </table:table-cell>
          <table:table-cell table:style-name="ce30" office:value-type="float" office:value="15.09" calcext:value-type="float">
            <text:p><text:s text:c="3"/>15.09</text:p>
          </table:table-cell>
          <table:table-cell table:style-name="ce40" office:value-type="float" office:value="43641" calcext:value-type="float">
            <text:p><text:s text:c="3"/>43,641</text:p>
          </table:table-cell>
          <table:table-cell table:style-name="ce30" office:value-type="float" office:value="8.26" calcext:value-type="float">
            <text:p><text:s text:c="3"/>8.26</text:p>
          </table:table-cell>
          <table:table-cell table:style-name="ce45" office:value-type="float" office:value="396800" calcext:value-type="float">
            <text:p><text:s text:c="3"/>396,800</text:p>
          </table:table-cell>
          <table:table-cell table:style-name="ce30" office:value-type="float" office:value="75.1" calcext:value-type="float">
            <text:p><text:s text:c="3"/>75.10</text:p>
          </table:table-cell>
          <table:table-cell table:style-name="ce40" office:value-type="float" office:value="58319" calcext:value-type="float">
            <text:p><text:s text:c="3"/>58,319</text:p>
          </table:table-cell>
          <table:table-cell table:style-name="ce55" office:value-type="float" office:value="11.04" calcext:value-type="float">
            <text:p><text:s text:c="3"/>11.0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5023" calcext:value-type="float">
            <text:p><text:s text:c="3"/>565,023</text:p>
          </table:table-cell>
          <table:table-cell table:style-name="ce19" office:value-type="float" office:value="25341" calcext:value-type="float">
            <text:p><text:s text:c="3"/>25,341</text:p>
          </table:table-cell>
          <table:table-cell table:style-name="ce30" office:value-type="float" office:value="4.48" calcext:value-type="float">
            <text:p><text:s text:c="3"/>4.48</text:p>
          </table:table-cell>
          <table:table-cell table:style-name="ce19" office:value-type="float" office:value="35231" calcext:value-type="float">
            <text:p><text:s text:c="3"/>35,231</text:p>
          </table:table-cell>
          <table:table-cell table:style-name="ce30" office:value-type="float" office:value="6.24" calcext:value-type="float">
            <text:p><text:s text:c="3"/>6.24</text:p>
          </table:table-cell>
          <table:table-cell table:style-name="ce19" office:value-type="float" office:value="63257" calcext:value-type="float">
            <text:p><text:s text:c="3"/>63,257</text:p>
          </table:table-cell>
          <table:table-cell table:style-name="ce30" office:value-type="float" office:value="11.2" calcext:value-type="float">
            <text:p><text:s text:c="3"/>11.20</text:p>
          </table:table-cell>
          <table:table-cell table:style-name="ce19" office:value-type="float" office:value="69929" calcext:value-type="float">
            <text:p><text:s text:c="3"/>69,929</text:p>
          </table:table-cell>
          <table:table-cell table:style-name="ce30" office:value-type="float" office:value="12.38" calcext:value-type="float">
            <text:p><text:s text:c="3"/>12.38</text:p>
          </table:table-cell>
          <table:table-cell table:style-name="ce40" office:value-type="float" office:value="42396" calcext:value-type="float">
            <text:p><text:s text:c="3"/>42,396</text:p>
          </table:table-cell>
          <table:table-cell table:style-name="ce30" office:value-type="float" office:value="7.5" calcext:value-type="float">
            <text:p><text:s text:c="3"/>7.50</text:p>
          </table:table-cell>
          <table:table-cell table:style-name="ce45" office:value-type="float" office:value="443304" calcext:value-type="float">
            <text:p><text:s text:c="3"/>443,304</text:p>
          </table:table-cell>
          <table:table-cell table:style-name="ce30" office:value-type="float" office:value="78.46" calcext:value-type="float">
            <text:p><text:s text:c="3"/>78.46</text:p>
          </table:table-cell>
          <table:table-cell table:style-name="ce40" office:value-type="float" office:value="76833" calcext:value-type="float">
            <text:p><text:s text:c="3"/>76,833</text:p>
          </table:table-cell>
          <table:table-cell table:style-name="ce55" office:value-type="float" office:value="13.6" calcext:value-type="float">
            <text:p><text:s text:c="3"/>13.60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297167" calcext:value-type="float">
            <text:p><text:s text:c="3"/>1,297,167</text:p>
          </table:table-cell>
          <table:table-cell table:style-name="ce19" office:value-type="float" office:value="55652" calcext:value-type="float">
            <text:p><text:s text:c="3"/>55,652</text:p>
          </table:table-cell>
          <table:table-cell table:style-name="ce30" office:value-type="float" office:value="4.29" calcext:value-type="float">
            <text:p><text:s text:c="3"/>4.29</text:p>
          </table:table-cell>
          <table:table-cell table:style-name="ce19" office:value-type="float" office:value="78113" calcext:value-type="float">
            <text:p><text:s text:c="3"/>78,113</text:p>
          </table:table-cell>
          <table:table-cell table:style-name="ce30" office:value-type="float" office:value="6.02" calcext:value-type="float">
            <text:p><text:s text:c="3"/>6.02</text:p>
          </table:table-cell>
          <table:table-cell table:style-name="ce19" office:value-type="float" office:value="144268" calcext:value-type="float">
            <text:p><text:s text:c="3"/>144,268</text:p>
          </table:table-cell>
          <table:table-cell table:style-name="ce30" office:value-type="float" office:value="11.12" calcext:value-type="float">
            <text:p><text:s text:c="3"/>11.12</text:p>
          </table:table-cell>
          <table:table-cell table:style-name="ce19" office:value-type="float" office:value="160412" calcext:value-type="float">
            <text:p><text:s text:c="3"/>160,412</text:p>
          </table:table-cell>
          <table:table-cell table:style-name="ce30" office:value-type="float" office:value="12.37" calcext:value-type="float">
            <text:p><text:s text:c="3"/>12.37</text:p>
          </table:table-cell>
          <table:table-cell table:style-name="ce40" office:value-type="float" office:value="102931" calcext:value-type="float">
            <text:p><text:s text:c="3"/>102,931</text:p>
          </table:table-cell>
          <table:table-cell table:style-name="ce30" office:value-type="float" office:value="7.94" calcext:value-type="float">
            <text:p><text:s text:c="3"/>7.94</text:p>
          </table:table-cell>
          <table:table-cell table:style-name="ce45" office:value-type="float" office:value="1013464" calcext:value-type="float">
            <text:p><text:s text:c="3"/>1,013,464</text:p>
          </table:table-cell>
          <table:table-cell table:style-name="ce30" office:value-type="float" office:value="78.13" calcext:value-type="float">
            <text:p><text:s text:c="3"/>78.13</text:p>
          </table:table-cell>
          <table:table-cell table:style-name="ce40" office:value-type="float" office:value="163994" calcext:value-type="float">
            <text:p><text:s text:c="3"/>163,994</text:p>
          </table:table-cell>
          <table:table-cell table:style-name="ce55" office:value-type="float" office:value="12.64" calcext:value-type="float">
            <text:p><text:s text:c="3"/>12.6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18312" calcext:value-type="float">
            <text:p><text:s text:c="3"/>518,312</text:p>
          </table:table-cell>
          <table:table-cell table:style-name="ce19" office:value-type="float" office:value="17999" calcext:value-type="float">
            <text:p><text:s text:c="3"/>17,999</text:p>
          </table:table-cell>
          <table:table-cell table:style-name="ce30" office:value-type="float" office:value="3.47" calcext:value-type="float">
            <text:p><text:s text:c="3"/>3.47</text:p>
          </table:table-cell>
          <table:table-cell table:style-name="ce19" office:value-type="float" office:value="25864" calcext:value-type="float">
            <text:p><text:s text:c="3"/>25,864</text:p>
          </table:table-cell>
          <table:table-cell table:style-name="ce30" office:value-type="float" office:value="4.99" calcext:value-type="float">
            <text:p><text:s text:c="3"/>4.99</text:p>
          </table:table-cell>
          <table:table-cell table:style-name="ce19" office:value-type="float" office:value="49972" calcext:value-type="float">
            <text:p><text:s text:c="3"/>49,972</text:p>
          </table:table-cell>
          <table:table-cell table:style-name="ce30" office:value-type="float" office:value="9.64" calcext:value-type="float">
            <text:p><text:s text:c="3"/>9.64</text:p>
          </table:table-cell>
          <table:table-cell table:style-name="ce19" office:value-type="float" office:value="56070" calcext:value-type="float">
            <text:p><text:s text:c="3"/>56,070</text:p>
          </table:table-cell>
          <table:table-cell table:style-name="ce30" office:value-type="float" office:value="10.82" calcext:value-type="float">
            <text:p><text:s text:c="3"/>10.82</text:p>
          </table:table-cell>
          <table:table-cell table:style-name="ce40" office:value-type="float" office:value="39542" calcext:value-type="float">
            <text:p><text:s text:c="3"/>39,542</text:p>
          </table:table-cell>
          <table:table-cell table:style-name="ce30" office:value-type="float" office:value="7.63" calcext:value-type="float">
            <text:p><text:s text:c="3"/>7.63</text:p>
          </table:table-cell>
          <table:table-cell table:style-name="ce45" office:value-type="float" office:value="413882" calcext:value-type="float">
            <text:p><text:s text:c="3"/>413,882</text:p>
          </table:table-cell>
          <table:table-cell table:style-name="ce30" office:value-type="float" office:value="79.85" calcext:value-type="float">
            <text:p><text:s text:c="3"/>79.85</text:p>
          </table:table-cell>
          <table:table-cell table:style-name="ce40" office:value-type="float" office:value="73288" calcext:value-type="float">
            <text:p><text:s text:c="3"/>73,288</text:p>
          </table:table-cell>
          <table:table-cell table:style-name="ce55" office:value-type="float" office:value="14.14" calcext:value-type="float">
            <text:p><text:s text:c="3"/>14.1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08864" calcext:value-type="float">
            <text:p><text:s text:c="3"/>708,864</text:p>
          </table:table-cell>
          <table:table-cell table:style-name="ce19" office:value-type="float" office:value="26344" calcext:value-type="float">
            <text:p><text:s text:c="3"/>26,344</text:p>
          </table:table-cell>
          <table:table-cell table:style-name="ce30" office:value-type="float" office:value="3.72" calcext:value-type="float">
            <text:p><text:s text:c="3"/>3.72</text:p>
          </table:table-cell>
          <table:table-cell table:style-name="ce19" office:value-type="float" office:value="37730" calcext:value-type="float">
            <text:p><text:s text:c="3"/>37,730</text:p>
          </table:table-cell>
          <table:table-cell table:style-name="ce30" office:value-type="float" office:value="5.32" calcext:value-type="float">
            <text:p><text:s text:c="3"/>5.32</text:p>
          </table:table-cell>
          <table:table-cell table:style-name="ce19" office:value-type="float" office:value="71691" calcext:value-type="float">
            <text:p><text:s text:c="3"/>71,691</text:p>
          </table:table-cell>
          <table:table-cell table:style-name="ce30" office:value-type="float" office:value="10.11" calcext:value-type="float">
            <text:p><text:s text:c="3"/>10.11</text:p>
          </table:table-cell>
          <table:table-cell table:style-name="ce19" office:value-type="float" office:value="80414" calcext:value-type="float">
            <text:p><text:s text:c="3"/>80,414</text:p>
          </table:table-cell>
          <table:table-cell table:style-name="ce30" office:value-type="float" office:value="11.34" calcext:value-type="float">
            <text:p><text:s text:c="3"/>11.34</text:p>
          </table:table-cell>
          <table:table-cell table:style-name="ce40" office:value-type="float" office:value="53712" calcext:value-type="float">
            <text:p><text:s text:c="3"/>53,712</text:p>
          </table:table-cell>
          <table:table-cell table:style-name="ce30" office:value-type="float" office:value="7.58" calcext:value-type="float">
            <text:p><text:s text:c="3"/>7.58</text:p>
          </table:table-cell>
          <table:table-cell table:style-name="ce45" office:value-type="float" office:value="564900" calcext:value-type="float">
            <text:p><text:s text:c="3"/>564,900</text:p>
          </table:table-cell>
          <table:table-cell table:style-name="ce30" office:value-type="float" office:value="79.69" calcext:value-type="float">
            <text:p><text:s text:c="3"/>79.69</text:p>
          </table:table-cell>
          <table:table-cell table:style-name="ce40" office:value-type="float" office:value="110723" calcext:value-type="float">
            <text:p><text:s text:c="3"/>110,723</text:p>
          </table:table-cell>
          <table:table-cell table:style-name="ce55" office:value-type="float" office:value="15.62" calcext:value-type="float">
            <text:p><text:s text:c="3"/>15.6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0365" calcext:value-type="float">
            <text:p><text:s text:c="3"/>530,365</text:p>
          </table:table-cell>
          <table:table-cell table:style-name="ce19" office:value-type="float" office:value="16975" calcext:value-type="float">
            <text:p><text:s text:c="3"/>16,975</text:p>
          </table:table-cell>
          <table:table-cell table:style-name="ce30" office:value-type="float" office:value="3.2" calcext:value-type="float">
            <text:p><text:s text:c="3"/>3.20</text:p>
          </table:table-cell>
          <table:table-cell table:style-name="ce19" office:value-type="float" office:value="24158" calcext:value-type="float">
            <text:p><text:s text:c="3"/>24,158</text:p>
          </table:table-cell>
          <table:table-cell table:style-name="ce30" office:value-type="float" office:value="4.55" calcext:value-type="float">
            <text:p><text:s text:c="3"/>4.55</text:p>
          </table:table-cell>
          <table:table-cell table:style-name="ce19" office:value-type="float" office:value="47124" calcext:value-type="float">
            <text:p><text:s text:c="3"/>47,124</text:p>
          </table:table-cell>
          <table:table-cell table:style-name="ce30" office:value-type="float" office:value="8.89" calcext:value-type="float">
            <text:p><text:s text:c="3"/>8.89</text:p>
          </table:table-cell>
          <table:table-cell table:style-name="ce19" office:value-type="float" office:value="52785" calcext:value-type="float">
            <text:p><text:s text:c="3"/>52,785</text:p>
          </table:table-cell>
          <table:table-cell table:style-name="ce30" office:value-type="float" office:value="9.95" calcext:value-type="float">
            <text:p><text:s text:c="3"/>9.95</text:p>
          </table:table-cell>
          <table:table-cell table:style-name="ce40" office:value-type="float" office:value="37625" calcext:value-type="float">
            <text:p><text:s text:c="3"/>37,625</text:p>
          </table:table-cell>
          <table:table-cell table:style-name="ce30" office:value-type="float" office:value="7.09" calcext:value-type="float">
            <text:p><text:s text:c="3"/>7.09</text:p>
          </table:table-cell>
          <table:table-cell table:style-name="ce45" office:value-type="float" office:value="431518" calcext:value-type="float">
            <text:p><text:s text:c="3"/>431,518</text:p>
          </table:table-cell>
          <table:table-cell table:style-name="ce30" office:value-type="float" office:value="81.36" calcext:value-type="float">
            <text:p><text:s text:c="3"/>81.36</text:p>
          </table:table-cell>
          <table:table-cell table:style-name="ce40" office:value-type="float" office:value="86165" calcext:value-type="float">
            <text:p><text:s text:c="3"/>86,165</text:p>
          </table:table-cell>
          <table:table-cell table:style-name="ce55" office:value-type="float" office:value="16.25" calcext:value-type="float">
            <text:p><text:s text:c="3"/>16.25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54226" calcext:value-type="float">
            <text:p><text:s text:c="3"/>854,226</text:p>
          </table:table-cell>
          <table:table-cell table:style-name="ce19" office:value-type="float" office:value="27663" calcext:value-type="float">
            <text:p><text:s text:c="3"/>27,663</text:p>
          </table:table-cell>
          <table:table-cell table:style-name="ce30" office:value-type="float" office:value="3.24" calcext:value-type="float">
            <text:p><text:s text:c="3"/>3.24</text:p>
          </table:table-cell>
          <table:table-cell table:style-name="ce19" office:value-type="float" office:value="40205" calcext:value-type="float">
            <text:p><text:s text:c="3"/>40,205</text:p>
          </table:table-cell>
          <table:table-cell table:style-name="ce30" office:value-type="float" office:value="4.71" calcext:value-type="float">
            <text:p><text:s text:c="3"/>4.71</text:p>
          </table:table-cell>
          <table:table-cell table:style-name="ce19" office:value-type="float" office:value="78716" calcext:value-type="float">
            <text:p><text:s text:c="3"/>78,716</text:p>
          </table:table-cell>
          <table:table-cell table:style-name="ce30" office:value-type="float" office:value="9.21" calcext:value-type="float">
            <text:p><text:s text:c="3"/>9.21</text:p>
          </table:table-cell>
          <table:table-cell table:style-name="ce19" office:value-type="float" office:value="88515" calcext:value-type="float">
            <text:p><text:s text:c="3"/>88,515</text:p>
          </table:table-cell>
          <table:table-cell table:style-name="ce30" office:value-type="float" office:value="10.36" calcext:value-type="float">
            <text:p><text:s text:c="3"/>10.36</text:p>
          </table:table-cell>
          <table:table-cell table:style-name="ce40" office:value-type="float" office:value="64867" calcext:value-type="float">
            <text:p><text:s text:c="3"/>64,867</text:p>
          </table:table-cell>
          <table:table-cell table:style-name="ce30" office:value-type="float" office:value="7.59" calcext:value-type="float">
            <text:p><text:s text:c="3"/>7.59</text:p>
          </table:table-cell>
          <table:table-cell table:style-name="ce45" office:value-type="float" office:value="686068" calcext:value-type="float">
            <text:p><text:s text:c="3"/>686,068</text:p>
          </table:table-cell>
          <table:table-cell table:style-name="ce30" office:value-type="float" office:value="80.31" calcext:value-type="float">
            <text:p><text:s text:c="3"/>80.31</text:p>
          </table:table-cell>
          <table:table-cell table:style-name="ce40" office:value-type="float" office:value="113990" calcext:value-type="float">
            <text:p><text:s text:c="3"/>113,990</text:p>
          </table:table-cell>
          <table:table-cell table:style-name="ce55" office:value-type="float" office:value="13.34" calcext:value-type="float">
            <text:p><text:s text:c="3"/>13.3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5137" calcext:value-type="float">
            <text:p><text:s text:c="3"/>225,137</text:p>
          </table:table-cell>
          <table:table-cell table:style-name="ce19" office:value-type="float" office:value="8622" calcext:value-type="float">
            <text:p><text:s text:c="3"/>8,622</text:p>
          </table:table-cell>
          <table:table-cell table:style-name="ce30" office:value-type="float" office:value="3.83" calcext:value-type="float">
            <text:p><text:s text:c="3"/>3.83</text:p>
          </table:table-cell>
          <table:table-cell table:style-name="ce19" office:value-type="float" office:value="12294" calcext:value-type="float">
            <text:p><text:s text:c="3"/>12,294</text:p>
          </table:table-cell>
          <table:table-cell table:style-name="ce30" office:value-type="float" office:value="5.46" calcext:value-type="float">
            <text:p><text:s text:c="3"/>5.46</text:p>
          </table:table-cell>
          <table:table-cell table:style-name="ce19" office:value-type="float" office:value="23089" calcext:value-type="float">
            <text:p><text:s text:c="3"/>23,089</text:p>
          </table:table-cell>
          <table:table-cell table:style-name="ce30" office:value-type="float" office:value="10.26" calcext:value-type="float">
            <text:p><text:s text:c="3"/>10.26</text:p>
          </table:table-cell>
          <table:table-cell table:style-name="ce19" office:value-type="float" office:value="25691" calcext:value-type="float">
            <text:p><text:s text:c="3"/>25,691</text:p>
          </table:table-cell>
          <table:table-cell table:style-name="ce30" office:value-type="float" office:value="11.41" calcext:value-type="float">
            <text:p><text:s text:c="3"/>11.41</text:p>
          </table:table-cell>
          <table:table-cell table:style-name="ce40" office:value-type="float" office:value="17114" calcext:value-type="float">
            <text:p><text:s text:c="3"/>17,114</text:p>
          </table:table-cell>
          <table:table-cell table:style-name="ce30" office:value-type="float" office:value="7.6" calcext:value-type="float">
            <text:p><text:s text:c="3"/>7.60</text:p>
          </table:table-cell>
          <table:table-cell table:style-name="ce45" office:value-type="float" office:value="178670" calcext:value-type="float">
            <text:p><text:s text:c="3"/>178,670</text:p>
          </table:table-cell>
          <table:table-cell table:style-name="ce30" office:value-type="float" office:value="79.36" calcext:value-type="float">
            <text:p><text:s text:c="3"/>79.36</text:p>
          </table:table-cell>
          <table:table-cell table:style-name="ce40" office:value-type="float" office:value="30682" calcext:value-type="float">
            <text:p><text:s text:c="3"/>30,682</text:p>
          </table:table-cell>
          <table:table-cell table:style-name="ce55" office:value-type="float" office:value="13.63" calcext:value-type="float">
            <text:p><text:s text:c="3"/>13.6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4128" calcext:value-type="float">
            <text:p><text:s text:c="3"/>334,128</text:p>
          </table:table-cell>
          <table:table-cell table:style-name="ce19" office:value-type="float" office:value="12815" calcext:value-type="float">
            <text:p><text:s text:c="3"/>12,815</text:p>
          </table:table-cell>
          <table:table-cell table:style-name="ce30" office:value-type="float" office:value="3.84" calcext:value-type="float">
            <text:p><text:s text:c="3"/>3.84</text:p>
          </table:table-cell>
          <table:table-cell table:style-name="ce19" office:value-type="float" office:value="18079" calcext:value-type="float">
            <text:p><text:s text:c="3"/>18,079</text:p>
          </table:table-cell>
          <table:table-cell table:style-name="ce30" office:value-type="float" office:value="5.41" calcext:value-type="float">
            <text:p><text:s text:c="3"/>5.41</text:p>
          </table:table-cell>
          <table:table-cell table:style-name="ce19" office:value-type="float" office:value="33532" calcext:value-type="float">
            <text:p><text:s text:c="3"/>33,532</text:p>
          </table:table-cell>
          <table:table-cell table:style-name="ce30" office:value-type="float" office:value="10.04" calcext:value-type="float">
            <text:p><text:s text:c="3"/>10.04</text:p>
          </table:table-cell>
          <table:table-cell table:style-name="ce19" office:value-type="float" office:value="37349" calcext:value-type="float">
            <text:p><text:s text:c="3"/>37,349</text:p>
          </table:table-cell>
          <table:table-cell table:style-name="ce30" office:value-type="float" office:value="11.18" calcext:value-type="float">
            <text:p><text:s text:c="3"/>11.18</text:p>
          </table:table-cell>
          <table:table-cell table:style-name="ce40" office:value-type="float" office:value="25566" calcext:value-type="float">
            <text:p><text:s text:c="3"/>25,566</text:p>
          </table:table-cell>
          <table:table-cell table:style-name="ce30" office:value-type="float" office:value="7.65" calcext:value-type="float">
            <text:p><text:s text:c="3"/>7.65</text:p>
          </table:table-cell>
          <table:table-cell table:style-name="ce45" office:value-type="float" office:value="265401" calcext:value-type="float">
            <text:p><text:s text:c="3"/>265,401</text:p>
          </table:table-cell>
          <table:table-cell table:style-name="ce30" office:value-type="float" office:value="79.43" calcext:value-type="float">
            <text:p><text:s text:c="3"/>79.43</text:p>
          </table:table-cell>
          <table:table-cell table:style-name="ce40" office:value-type="float" office:value="43772" calcext:value-type="float">
            <text:p><text:s text:c="3"/>43,772</text:p>
          </table:table-cell>
          <table:table-cell table:style-name="ce55" office:value-type="float" office:value="13.1" calcext:value-type="float">
            <text:p><text:s text:c="3"/>13.1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9462" calcext:value-type="float">
            <text:p><text:s text:c="3"/>99,462</text:p>
          </table:table-cell>
          <table:table-cell table:style-name="ce19" office:value-type="float" office:value="3946" calcext:value-type="float">
            <text:p><text:s text:c="3"/>3,946</text:p>
          </table:table-cell>
          <table:table-cell table:style-name="ce30" office:value-type="float" office:value="3.97" calcext:value-type="float">
            <text:p><text:s text:c="3"/>3.97</text:p>
          </table:table-cell>
          <table:table-cell table:style-name="ce19" office:value-type="float" office:value="5265" calcext:value-type="float">
            <text:p><text:s text:c="3"/>5,265</text:p>
          </table:table-cell>
          <table:table-cell table:style-name="ce30" office:value-type="float" office:value="5.29" calcext:value-type="float">
            <text:p><text:s text:c="3"/>5.29</text:p>
          </table:table-cell>
          <table:table-cell table:style-name="ce19" office:value-type="float" office:value="9263" calcext:value-type="float">
            <text:p><text:s text:c="3"/>9,263</text:p>
          </table:table-cell>
          <table:table-cell table:style-name="ce30" office:value-type="float" office:value="9.31" calcext:value-type="float">
            <text:p><text:s text:c="3"/>9.31</text:p>
          </table:table-cell>
          <table:table-cell table:style-name="ce19" office:value-type="float" office:value="10285" calcext:value-type="float">
            <text:p><text:s text:c="3"/>10,285</text:p>
          </table:table-cell>
          <table:table-cell table:style-name="ce30" office:value-type="float" office:value="10.34" calcext:value-type="float">
            <text:p><text:s text:c="3"/>10.34</text:p>
          </table:table-cell>
          <table:table-cell table:style-name="ce40" office:value-type="float" office:value="6545" calcext:value-type="float">
            <text:p><text:s text:c="3"/>6,545</text:p>
          </table:table-cell>
          <table:table-cell table:style-name="ce30" office:value-type="float" office:value="6.58" calcext:value-type="float">
            <text:p><text:s text:c="3"/>6.58</text:p>
          </table:table-cell>
          <table:table-cell table:style-name="ce45" office:value-type="float" office:value="80748" calcext:value-type="float">
            <text:p><text:s text:c="3"/>80,748</text:p>
          </table:table-cell>
          <table:table-cell table:style-name="ce30" office:value-type="float" office:value="81.18" calcext:value-type="float">
            <text:p><text:s text:c="3"/>81.18</text:p>
          </table:table-cell>
          <table:table-cell table:style-name="ce40" office:value-type="float" office:value="14217" calcext:value-type="float">
            <text:p><text:s text:c="3"/>14,217</text:p>
          </table:table-cell>
          <table:table-cell table:style-name="ce55" office:value-type="float" office:value="14.29" calcext:value-type="float">
            <text:p><text:s text:c="3"/>14.29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5755" calcext:value-type="float">
            <text:p><text:s text:c="3"/>375,755</text:p>
          </table:table-cell>
          <table:table-cell table:style-name="ce19" office:value-type="float" office:value="11062" calcext:value-type="float">
            <text:p><text:s text:c="3"/>11,062</text:p>
          </table:table-cell>
          <table:table-cell table:style-name="ce30" office:value-type="float" office:value="2.94" calcext:value-type="float">
            <text:p><text:s text:c="3"/>2.94</text:p>
          </table:table-cell>
          <table:table-cell table:style-name="ce19" office:value-type="float" office:value="16640" calcext:value-type="float">
            <text:p><text:s text:c="3"/>16,640</text:p>
          </table:table-cell>
          <table:table-cell table:style-name="ce30" office:value-type="float" office:value="4.43" calcext:value-type="float">
            <text:p><text:s text:c="3"/>4.43</text:p>
          </table:table-cell>
          <table:table-cell table:style-name="ce19" office:value-type="float" office:value="32771" calcext:value-type="float">
            <text:p><text:s text:c="3"/>32,771</text:p>
          </table:table-cell>
          <table:table-cell table:style-name="ce30" office:value-type="float" office:value="8.72" calcext:value-type="float">
            <text:p><text:s text:c="3"/>8.72</text:p>
          </table:table-cell>
          <table:table-cell table:style-name="ce19" office:value-type="float" office:value="37156" calcext:value-type="float">
            <text:p><text:s text:c="3"/>37,156</text:p>
          </table:table-cell>
          <table:table-cell table:style-name="ce30" office:value-type="float" office:value="9.89" calcext:value-type="float">
            <text:p><text:s text:c="3"/>9.89</text:p>
          </table:table-cell>
          <table:table-cell table:style-name="ce40" office:value-type="float" office:value="28781" calcext:value-type="float">
            <text:p><text:s text:c="3"/>28,781</text:p>
          </table:table-cell>
          <table:table-cell table:style-name="ce30" office:value-type="float" office:value="7.66" calcext:value-type="float">
            <text:p><text:s text:c="3"/>7.66</text:p>
          </table:table-cell>
          <table:table-cell table:style-name="ce45" office:value-type="float" office:value="303428" calcext:value-type="float">
            <text:p><text:s text:c="3"/>303,428</text:p>
          </table:table-cell>
          <table:table-cell table:style-name="ce30" office:value-type="float" office:value="80.75" calcext:value-type="float">
            <text:p><text:s text:c="3"/>80.75</text:p>
          </table:table-cell>
          <table:table-cell table:style-name="ce40" office:value-type="float" office:value="44376" calcext:value-type="float">
            <text:p><text:s text:c="3"/>44,376</text:p>
          </table:table-cell>
          <table:table-cell table:style-name="ce55" office:value-type="float" office:value="11.81" calcext:value-type="float">
            <text:p><text:s text:c="3"/>11.8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7265" calcext:value-type="float">
            <text:p><text:s text:c="3"/>427,265</text:p>
          </table:table-cell>
          <table:table-cell table:style-name="ce19" office:value-type="float" office:value="25508" calcext:value-type="float">
            <text:p><text:s text:c="3"/>25,508</text:p>
          </table:table-cell>
          <table:table-cell table:style-name="ce30" office:value-type="float" office:value="5.97" calcext:value-type="float">
            <text:p><text:s text:c="3"/>5.97</text:p>
          </table:table-cell>
          <table:table-cell table:style-name="ce19" office:value-type="float" office:value="35611" calcext:value-type="float">
            <text:p><text:s text:c="3"/>35,611</text:p>
          </table:table-cell>
          <table:table-cell table:style-name="ce30" office:value-type="float" office:value="8.33" calcext:value-type="float">
            <text:p><text:s text:c="3"/>8.33</text:p>
          </table:table-cell>
          <table:table-cell table:style-name="ce19" office:value-type="float" office:value="61015" calcext:value-type="float">
            <text:p><text:s text:c="3"/>61,015</text:p>
          </table:table-cell>
          <table:table-cell table:style-name="ce30" office:value-type="float" office:value="14.28" calcext:value-type="float">
            <text:p><text:s text:c="3"/>14.28</text:p>
          </table:table-cell>
          <table:table-cell table:style-name="ce19" office:value-type="float" office:value="67053" calcext:value-type="float">
            <text:p><text:s text:c="3"/>67,053</text:p>
          </table:table-cell>
          <table:table-cell table:style-name="ce30" office:value-type="float" office:value="15.69" calcext:value-type="float">
            <text:p><text:s text:c="3"/>15.69</text:p>
          </table:table-cell>
          <table:table-cell table:style-name="ce40" office:value-type="float" office:value="34916" calcext:value-type="float">
            <text:p><text:s text:c="3"/>34,916</text:p>
          </table:table-cell>
          <table:table-cell table:style-name="ce30" office:value-type="float" office:value="8.17" calcext:value-type="float">
            <text:p><text:s text:c="3"/>8.17</text:p>
          </table:table-cell>
          <table:table-cell table:style-name="ce45" office:value-type="float" office:value="320074" calcext:value-type="float">
            <text:p><text:s text:c="3"/>320,074</text:p>
          </table:table-cell>
          <table:table-cell table:style-name="ce30" office:value-type="float" office:value="74.91" calcext:value-type="float">
            <text:p><text:s text:c="3"/>74.91</text:p>
          </table:table-cell>
          <table:table-cell table:style-name="ce40" office:value-type="float" office:value="41326" calcext:value-type="float">
            <text:p><text:s text:c="3"/>41,326</text:p>
          </table:table-cell>
          <table:table-cell table:style-name="ce55" office:value-type="float" office:value="9.67" calcext:value-type="float">
            <text:p><text:s text:c="3"/>9.6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260" calcext:value-type="float">
            <text:p><text:s text:c="3"/>271,260</text:p>
          </table:table-cell>
          <table:table-cell table:style-name="ce19" office:value-type="float" office:value="10181" calcext:value-type="float">
            <text:p><text:s text:c="3"/>10,181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15296" calcext:value-type="float">
            <text:p><text:s text:c="3"/>15,296</text:p>
          </table:table-cell>
          <table:table-cell table:style-name="ce30" office:value-type="float" office:value="5.64" calcext:value-type="float">
            <text:p><text:s text:c="3"/>5.64</text:p>
          </table:table-cell>
          <table:table-cell table:style-name="ce19" office:value-type="float" office:value="30547" calcext:value-type="float">
            <text:p><text:s text:c="3"/>30,547</text:p>
          </table:table-cell>
          <table:table-cell table:style-name="ce30" office:value-type="float" office:value="11.26" calcext:value-type="float">
            <text:p><text:s text:c="3"/>11.26</text:p>
          </table:table-cell>
          <table:table-cell table:style-name="ce19" office:value-type="float" office:value="34774" calcext:value-type="float">
            <text:p><text:s text:c="3"/>34,774</text:p>
          </table:table-cell>
          <table:table-cell table:style-name="ce30" office:value-type="float" office:value="12.82" calcext:value-type="float">
            <text:p><text:s text:c="3"/>12.82</text:p>
          </table:table-cell>
          <table:table-cell table:style-name="ce40" office:value-type="float" office:value="24693" calcext:value-type="float">
            <text:p><text:s text:c="3"/>24,693</text:p>
          </table:table-cell>
          <table:table-cell table:style-name="ce30" office:value-type="float" office:value="9.1" calcext:value-type="float">
            <text:p><text:s text:c="3"/>9.10</text:p>
          </table:table-cell>
          <table:table-cell table:style-name="ce45" office:value-type="float" office:value="208074" calcext:value-type="float">
            <text:p><text:s text:c="3"/>208,074</text:p>
          </table:table-cell>
          <table:table-cell table:style-name="ce30" office:value-type="float" office:value="76.71" calcext:value-type="float">
            <text:p><text:s text:c="3"/>76.71</text:p>
          </table:table-cell>
          <table:table-cell table:style-name="ce40" office:value-type="float" office:value="31687" calcext:value-type="float">
            <text:p><text:s text:c="3"/>31,687</text:p>
          </table:table-cell>
          <table:table-cell table:style-name="ce55" office:value-type="float" office:value="11.68" calcext:value-type="float">
            <text:p><text:s text:c="3"/>11.68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29800" calcext:value-type="float">
            <text:p><text:s text:c="3"/>129,800</text:p>
          </table:table-cell>
          <table:table-cell table:style-name="ce19" office:value-type="float" office:value="6242" calcext:value-type="float">
            <text:p><text:s text:c="3"/>6,242</text:p>
          </table:table-cell>
          <table:table-cell table:style-name="ce30" office:value-type="float" office:value="4.81" calcext:value-type="float">
            <text:p><text:s text:c="3"/>4.81</text:p>
          </table:table-cell>
          <table:table-cell table:style-name="ce19" office:value-type="float" office:value="7935" calcext:value-type="float">
            <text:p><text:s text:c="3"/>7,935</text:p>
          </table:table-cell>
          <table:table-cell table:style-name="ce30" office:value-type="float" office:value="6.11" calcext:value-type="float">
            <text:p><text:s text:c="3"/>6.11</text:p>
          </table:table-cell>
          <table:table-cell table:style-name="ce19" office:value-type="float" office:value="12080" calcext:value-type="float">
            <text:p><text:s text:c="3"/>12,080</text:p>
          </table:table-cell>
          <table:table-cell table:style-name="ce30" office:value-type="float" office:value="9.31" calcext:value-type="float">
            <text:p><text:s text:c="3"/>9.31</text:p>
          </table:table-cell>
          <table:table-cell table:style-name="ce19" office:value-type="float" office:value="13025" calcext:value-type="float">
            <text:p><text:s text:c="3"/>13,025</text:p>
          </table:table-cell>
          <table:table-cell table:style-name="ce30" office:value-type="float" office:value="10.03" calcext:value-type="float">
            <text:p><text:s text:c="3"/>10.03</text:p>
          </table:table-cell>
          <table:table-cell table:style-name="ce40" office:value-type="float" office:value="6950" calcext:value-type="float">
            <text:p><text:s text:c="3"/>6,950</text:p>
          </table:table-cell>
          <table:table-cell table:style-name="ce30" office:value-type="float" office:value="5.35" calcext:value-type="float">
            <text:p><text:s text:c="3"/>5.35</text:p>
          </table:table-cell>
          <table:table-cell table:style-name="ce45" office:value-type="float" office:value="106754" calcext:value-type="float">
            <text:p><text:s text:c="3"/>106,754</text:p>
          </table:table-cell>
          <table:table-cell table:style-name="ce30" office:value-type="float" office:value="82.24" calcext:value-type="float">
            <text:p><text:s text:c="3"/>82.24</text:p>
          </table:table-cell>
          <table:table-cell table:style-name="ce40" office:value-type="float" office:value="14452" calcext:value-type="float">
            <text:p><text:s text:c="3"/>14,452</text:p>
          </table:table-cell>
          <table:table-cell table:style-name="ce55" office:value-type="float" office:value="11.13" calcext:value-type="float">
            <text:p><text:s text:c="3"/>11.13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17845" calcext:value-type="float">
            <text:p><text:s text:c="3"/>117,845</text:p>
          </table:table-cell>
          <table:table-cell table:style-name="ce19" office:value-type="float" office:value="5627" calcext:value-type="float">
            <text:p><text:s text:c="3"/>5,627</text:p>
          </table:table-cell>
          <table:table-cell table:style-name="ce30" office:value-type="float" office:value="4.77" calcext:value-type="float">
            <text:p><text:s text:c="3"/>4.77</text:p>
          </table:table-cell>
          <table:table-cell table:style-name="ce19" office:value-type="float" office:value="7139" calcext:value-type="float">
            <text:p><text:s text:c="3"/>7,139</text:p>
          </table:table-cell>
          <table:table-cell table:style-name="ce30" office:value-type="float" office:value="6.06" calcext:value-type="float">
            <text:p><text:s text:c="3"/>6.06</text:p>
          </table:table-cell>
          <table:table-cell table:style-name="ce19" office:value-type="float" office:value="10818" calcext:value-type="float">
            <text:p><text:s text:c="3"/>10,818</text:p>
          </table:table-cell>
          <table:table-cell table:style-name="ce30" office:value-type="float" office:value="9.18" calcext:value-type="float">
            <text:p><text:s text:c="3"/>9.18</text:p>
          </table:table-cell>
          <table:table-cell table:style-name="ce19" office:value-type="float" office:value="11682" calcext:value-type="float">
            <text:p><text:s text:c="3"/>11,682</text:p>
          </table:table-cell>
          <table:table-cell table:style-name="ce30" office:value-type="float" office:value="9.91" calcext:value-type="float">
            <text:p><text:s text:c="3"/>9.91</text:p>
          </table:table-cell>
          <table:table-cell table:style-name="ce40" office:value-type="float" office:value="6182" calcext:value-type="float">
            <text:p><text:s text:c="3"/>6,182</text:p>
          </table:table-cell>
          <table:table-cell table:style-name="ce30" office:value-type="float" office:value="5.25" calcext:value-type="float">
            <text:p><text:s text:c="3"/>5.25</text:p>
          </table:table-cell>
          <table:table-cell table:style-name="ce45" office:value-type="float" office:value="97126" calcext:value-type="float">
            <text:p><text:s text:c="3"/>97,126</text:p>
          </table:table-cell>
          <table:table-cell table:style-name="ce30" office:value-type="float" office:value="82.42" calcext:value-type="float">
            <text:p><text:s text:c="3"/>82.42</text:p>
          </table:table-cell>
          <table:table-cell table:style-name="ce40" office:value-type="float" office:value="13342" calcext:value-type="float">
            <text:p><text:s text:c="3"/>13,342</text:p>
          </table:table-cell>
          <table:table-cell table:style-name="ce55" office:value-type="float" office:value="11.32" calcext:value-type="float">
            <text:p><text:s text:c="3"/>11.32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1955" calcext:value-type="float">
            <text:p><text:s text:c="3"/>11,955</text:p>
          </table:table-cell>
          <table:table-cell table:style-name="ce20" office:value-type="float" office:value="615" calcext:value-type="float">
            <text:p><text:s text:c="3"/>615</text:p>
          </table:table-cell>
          <table:table-cell table:style-name="ce31" office:value-type="float" office:value="5.14" calcext:value-type="float">
            <text:p><text:s text:c="3"/>5.14</text:p>
          </table:table-cell>
          <table:table-cell table:style-name="ce20" office:value-type="float" office:value="796" calcext:value-type="float">
            <text:p><text:s text:c="3"/>796</text:p>
          </table:table-cell>
          <table:table-cell table:style-name="ce31" office:value-type="float" office:value="6.66" calcext:value-type="float">
            <text:p><text:s text:c="3"/>6.66</text:p>
          </table:table-cell>
          <table:table-cell table:style-name="ce20" office:value-type="float" office:value="1262" calcext:value-type="float">
            <text:p><text:s text:c="3"/>1,262</text:p>
          </table:table-cell>
          <table:table-cell table:style-name="ce31" office:value-type="float" office:value="10.56" calcext:value-type="float">
            <text:p><text:s text:c="3"/>10.56</text:p>
          </table:table-cell>
          <table:table-cell table:style-name="ce36" office:value-type="float" office:value="1343" calcext:value-type="float">
            <text:p><text:s text:c="3"/>1,343</text:p>
          </table:table-cell>
          <table:table-cell table:style-name="ce37" office:value-type="float" office:value="11.23" calcext:value-type="float">
            <text:p><text:s text:c="3"/>11.23</text:p>
          </table:table-cell>
          <table:table-cell table:style-name="ce41" office:value-type="float" office:value="768" calcext:value-type="float">
            <text:p><text:s text:c="3"/>768</text:p>
          </table:table-cell>
          <table:table-cell table:style-name="ce31" office:value-type="float" office:value="6.42" calcext:value-type="float">
            <text:p><text:s text:c="3"/>6.42</text:p>
          </table:table-cell>
          <table:table-cell table:style-name="ce46" office:value-type="float" office:value="9628" calcext:value-type="float">
            <text:p><text:s text:c="3"/>9,628</text:p>
          </table:table-cell>
          <table:table-cell table:style-name="ce31" office:value-type="float" office:value="80.54" calcext:value-type="float">
            <text:p><text:s text:c="3"/>80.54</text:p>
          </table:table-cell>
          <table:table-cell table:style-name="ce41" office:value-type="float" office:value="1110" calcext:value-type="float">
            <text:p><text:s text:c="3"/>1,110</text:p>
          </table:table-cell>
          <table:table-cell table:style-name="ce56" office:value-type="float" office:value="9.28" calcext:value-type="float">
            <text:p><text:s text:c="3"/>9.28</text:p>
          </table:table-cell>
          <table:table-cell table:style-name="ce58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/>
          <table:table-cell table:style-name="ce48" table:number-columns-repeated="2"/>
          <table:table-cell table:style-name="ce57" office:value-type="string" calcext:value-type="string">
            <text:p>內政部戶政司 民國102年9月4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8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9-04T15:20:06</meta:creation-date>
    <dc:creator>user</dc:creator>
    <dc:date>2013-10-01T14:42:33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